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4pt" officeooo:rsid="00176e8b" officeooo:paragraph-rsid="00176e8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Yeast Pathway Kit</text:p>
      <text:p text:style-name="P1"/>
      <text:p text:style-name="P1">577 gttctgatcctcgagcatcttaagaattc</text:p>
      <text:p text:style-name="P1">578 gttcttgtctcattgccacattcataagt</text:p>
      <text:p text:style-name="P1">468 gtcgaggaacgccaggttgcccact</text:p>
      <text:p text:style-name="P1">467 ATTTAAatcctgatgcgtttgtctgcacaga</text:p>
      <text:p text:style-name="P1">567 GTcggctgcaggtcactagtgag</text:p>
      <text:p text:style-name="P1">568 GTGCcatctgtgcagacaaacg</text:p>
      <text:p text:style-name="P1">775 gcggccgctgacTTAAAT</text:p>
      <text:p text:style-name="P1">778 ggtaaatccggatTAATTAA</text:p>
      <text:p text:style-name="P1">342 CCTTTTTACGGTTCCTGGCCT</text:p>
      <text:p text:style-name="P1"/>
      <text:p text:style-name="P1"><text:s text:c="29"/>&gt;-gene--&gt;</text:p>
      <text:p text:style-name="P1"><text:s text:c="12"/>&gt;-TP--&gt; <text:s text:c="10"/>\ <text:s text:c="4"/>/ <text:s text:c="10"/>&gt;-TP--&gt;</text:p>
      <text:p text:style-name="P1"><text:s text:c="13"/>\ <text:s text:c="2"/>/ <text:s text:c="12"/>\ <text:s text:c="2"/>/ <text:s text:c="12"/>\ <text:s text:c="2"/>/</text:p>
      <text:p text:style-name="P1"><text:s text:c="14"/>\ / <text:s text:c="14"/>\ / <text:s text:c="14"/>\ /</text:p>
      <text:p text:style-name="P1"><text:s text:c="15"/>| <text:s text:c="16"/>| <text:s text:c="16"/>|</text:p>
      <text:p text:style-name="P1"><text:s/>577&gt; <text:s text:c="5"/>775&gt;| 468&gt; <text:s text:c="6"/>&lt;567 | 568&gt; <text:s text:c="6"/>&lt;467 |&lt;778 <text:s text:c="4"/>&lt;578 <text:s text:c="3"/>&lt;342</text:p>
      <text:p text:style-name="P1"><text:s/>||| <text:s text:c="6"/>||| | ||| <text:s text:c="8"/>||| | ||| <text:s text:c="8"/>||| | ||| <text:s text:c="5"/>||| <text:s text:c="4"/>|||</text:p>
      <text:p text:style-name="P1"><text:s/>--------------Z-----------------A-----------------E---------------------</text:p>
      <text:p text:style-name="P1">| <text:s text:c="13"/>r <text:s text:c="16"/>j <text:s text:c="16"/>c <text:s text:c="20"/>|</text:p>
      <text:p text:style-name="P1">| <text:s text:c="13"/>a <text:s text:c="16"/>i <text:s text:c="16"/>o <text:s text:c="20"/>|</text:p>
      <text:p text:style-name="P1">| <text:s text:c="13"/>I <text:s text:c="16"/>I(*) <text:s text:c="13"/>R <text:s text:c="20"/>|</text:p>
      <text:p text:style-name="P1">| <text:s text:c="49"/>V <text:s text:c="20"/>|</text:p>
      <text:p text:style-name="P1"><text:s/>--------------------- pYPKa / pYPK0 ------------------------------------</text:p>
      <text:p text:style-name="P1"/>
      <text:p text:style-name="P1"/>
      <text:p text:style-name="P1">AjiI is only present in pYPK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97mm" fo:page-height="210.01mm" style:num-format="1" style:print-orientation="landscape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jörn Johansson</meta:initial-creator>
    <meta:creation-date>2014-06-10T10:27:51.675733553</meta:creation-date>
    <meta:printed-by>Björn Johansson</meta:printed-by>
    <meta:print-date>2014-06-10T10:31:23.805875876</meta:print-date>
    <dc:date>2014-06-10T10:40:44.305934452</dc:date>
    <dc:creator>Björn Johansson</dc:creator>
    <meta:editing-duration>P0D</meta:editing-duration>
    <meta:editing-cycles>1</meta:editing-cycles>
    <meta:document-statistic meta:table-count="0" meta:image-count="0" meta:object-count="0" meta:page-count="1" meta:paragraph-count="24" meta:word-count="100" meta:character-count="1144" meta:non-whitespace-character-count="557"/>
    <meta:generator>LibreOffice/4.2.3.3$Linux_X86_64 LibreOffice_project/420m0$Build-3</meta:generator>
  </office:meta>
</office:document-meta>
</file>